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AC000001D25E92F12538DE34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7173in" draw:z-index="0"><draw:image xlink:href="Pictures/10000000000002AC000001D25E92F12538DE347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01:11:03.469668088</meta:creation-date>
    <dc:date>2018-04-21T01:11:33.871576487</dc:date>
    <meta:editing-duration>PT3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